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2"/>
        </table:table-row>
        <table:table-row table:style-name="ro1">
          <table:table-cell/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pthreads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pthreads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pthreads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pthreads</text:p>
          </table:table-cell>
        </table:table-row>
        <table:table-row table:style-name="ro1">
          <table:table-cell/>
          <table:table-cell office:value-type="float" office:value="1.10143" calcext:value-type="float">
            <text:p>1.10143</text:p>
          </table:table-cell>
          <table:table-cell office:value-type="float" office:value="1.13439" calcext:value-type="float">
            <text:p>1.13439</text:p>
          </table:table-cell>
          <table:table-cell office:value-type="float" office:value="0.592484" calcext:value-type="float">
            <text:p>0.592484</text:p>
          </table:table-cell>
          <table:table-cell office:value-type="float" office:value="0.599211" calcext:value-type="float">
            <text:p>0.599211</text:p>
          </table:table-cell>
          <table:table-cell office:value-type="float" office:value="0.553911" calcext:value-type="float">
            <text:p>0.553911</text:p>
          </table:table-cell>
          <table:table-cell office:value-type="float" office:value="0.557261" calcext:value-type="float">
            <text:p>0.557261</text:p>
          </table:table-cell>
          <table:table-cell office:value-type="float" office:value="0.602866" calcext:value-type="float">
            <text:p>0.602866</text:p>
          </table:table-cell>
          <table:table-cell office:value-type="float" office:value="0.631665" calcext:value-type="float">
            <text:p>0.631665</text:p>
          </table:table-cell>
        </table:table-row>
        <table:table-row table:style-name="ro1">
          <table:table-cell/>
          <table:table-cell office:value-type="float" office:value="1.09817" calcext:value-type="float">
            <text:p>1.09817</text:p>
          </table:table-cell>
          <table:table-cell office:value-type="float" office:value="1.14285" calcext:value-type="float">
            <text:p>1.14285</text:p>
          </table:table-cell>
          <table:table-cell office:value-type="float" office:value="0.591825" calcext:value-type="float">
            <text:p>0.591825</text:p>
          </table:table-cell>
          <table:table-cell office:value-type="float" office:value="0.683734" calcext:value-type="float">
            <text:p>0.683734</text:p>
          </table:table-cell>
          <table:table-cell office:value-type="float" office:value="0.553307" calcext:value-type="float">
            <text:p>0.553307</text:p>
          </table:table-cell>
          <table:table-cell office:value-type="float" office:value="0.567325" calcext:value-type="float">
            <text:p>0.567325</text:p>
          </table:table-cell>
          <table:table-cell office:value-type="float" office:value="0.584683" calcext:value-type="float">
            <text:p>0.584683</text:p>
          </table:table-cell>
          <table:table-cell office:value-type="float" office:value="0.578809" calcext:value-type="float">
            <text:p>0.578809</text:p>
          </table:table-cell>
        </table:table-row>
        <table:table-row table:style-name="ro1">
          <table:table-cell/>
          <table:table-cell office:value-type="float" office:value="1.09959" calcext:value-type="float">
            <text:p>1.09959</text:p>
          </table:table-cell>
          <table:table-cell office:value-type="float" office:value="1.13777" calcext:value-type="float">
            <text:p>1.13777</text:p>
          </table:table-cell>
          <table:table-cell office:value-type="float" office:value="0.605361" calcext:value-type="float">
            <text:p>0.605361</text:p>
          </table:table-cell>
          <table:table-cell office:value-type="float" office:value="0.640724" calcext:value-type="float">
            <text:p>0.640724</text:p>
          </table:table-cell>
          <table:table-cell office:value-type="float" office:value="0.557352" calcext:value-type="float">
            <text:p>0.557352</text:p>
          </table:table-cell>
          <table:table-cell office:value-type="float" office:value="0.562143" calcext:value-type="float">
            <text:p>0.562143</text:p>
          </table:table-cell>
          <table:table-cell office:value-type="float" office:value="0.635325" calcext:value-type="float">
            <text:p>0.635325</text:p>
          </table:table-cell>
          <table:table-cell office:value-type="float" office:value="0.598706" calcext:value-type="float">
            <text:p>0.598706</text:p>
          </table:table-cell>
        </table:table-row>
        <table:table-row table:style-name="ro1">
          <table:table-cell/>
          <table:table-cell office:value-type="float" office:value="1.09979" calcext:value-type="float">
            <text:p>1.09979</text:p>
          </table:table-cell>
          <table:table-cell office:value-type="float" office:value="1.15434" calcext:value-type="float">
            <text:p>1.15434</text:p>
          </table:table-cell>
          <table:table-cell office:value-type="float" office:value="0.593306" calcext:value-type="float">
            <text:p>0.593306</text:p>
          </table:table-cell>
          <table:table-cell office:value-type="float" office:value="0.610122" calcext:value-type="float">
            <text:p>0.610122</text:p>
          </table:table-cell>
          <table:table-cell office:value-type="float" office:value="0.556125" calcext:value-type="float">
            <text:p>0.556125</text:p>
          </table:table-cell>
          <table:table-cell office:value-type="float" office:value="0.584917" calcext:value-type="float">
            <text:p>0.584917</text:p>
          </table:table-cell>
          <table:table-cell office:value-type="float" office:value="0.580291" calcext:value-type="float">
            <text:p>0.580291</text:p>
          </table:table-cell>
          <table:table-cell office:value-type="float" office:value="0.592245" calcext:value-type="float">
            <text:p>0.592245</text:p>
          </table:table-cell>
        </table:table-row>
        <table:table-row table:style-name="ro1">
          <table:table-cell/>
          <table:table-cell office:value-type="float" office:value="1.10291" calcext:value-type="float">
            <text:p>1.10291</text:p>
          </table:table-cell>
          <table:table-cell office:value-type="float" office:value="1.16833" calcext:value-type="float">
            <text:p>1.16833</text:p>
          </table:table-cell>
          <table:table-cell office:value-type="float" office:value="0.593065" calcext:value-type="float">
            <text:p>0.593065</text:p>
          </table:table-cell>
          <table:table-cell office:value-type="float" office:value="0.867743" calcext:value-type="float">
            <text:p>0.867743</text:p>
          </table:table-cell>
          <table:table-cell office:value-type="float" office:value="0.561873" calcext:value-type="float">
            <text:p>0.561873</text:p>
          </table:table-cell>
          <table:table-cell office:value-type="float" office:value="0.580499" calcext:value-type="float">
            <text:p>0.580499</text:p>
          </table:table-cell>
          <table:table-cell office:value-type="float" office:value="0.59998" calcext:value-type="float">
            <text:p>0.59998</text:p>
          </table:table-cell>
          <table:table-cell office:value-type="float" office:value="0.590082" calcext:value-type="float">
            <text:p>0.590082</text:p>
          </table:table-cell>
        </table:table-row>
        <table:table-row table:style-name="ro1">
          <table:table-cell/>
          <table:table-cell office:value-type="float" office:value="1.12122" calcext:value-type="float">
            <text:p>1.12122</text:p>
          </table:table-cell>
          <table:table-cell office:value-type="float" office:value="1.14373" calcext:value-type="float">
            <text:p>1.14373</text:p>
          </table:table-cell>
          <table:table-cell office:value-type="float" office:value="0.595404" calcext:value-type="float">
            <text:p>0.595404</text:p>
          </table:table-cell>
          <table:table-cell office:value-type="float" office:value="0.606574" calcext:value-type="float">
            <text:p>0.606574</text:p>
          </table:table-cell>
          <table:table-cell office:value-type="float" office:value="0.556077" calcext:value-type="float">
            <text:p>0.556077</text:p>
          </table:table-cell>
          <table:table-cell office:value-type="float" office:value="0.603897" calcext:value-type="float">
            <text:p>0.603897</text:p>
          </table:table-cell>
          <table:table-cell office:value-type="float" office:value="0.620127" calcext:value-type="float">
            <text:p>0.620127</text:p>
          </table:table-cell>
          <table:table-cell office:value-type="float" office:value="0.574121" calcext:value-type="float">
            <text:p>0.574121</text:p>
          </table:table-cell>
        </table:table-row>
        <table:table-row table:style-name="ro1">
          <table:table-cell/>
          <table:table-cell office:value-type="float" office:value="1.1021" calcext:value-type="float">
            <text:p>1.1021</text:p>
          </table:table-cell>
          <table:table-cell office:value-type="float" office:value="1.14556" calcext:value-type="float">
            <text:p>1.1455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604993" calcext:value-type="float">
            <text:p>0.604993</text:p>
          </table:table-cell>
          <table:table-cell office:value-type="float" office:value="0.563117" calcext:value-type="float">
            <text:p>0.563117</text:p>
          </table:table-cell>
          <table:table-cell office:value-type="float" office:value="0.602576" calcext:value-type="float">
            <text:p>0.602576</text:p>
          </table:table-cell>
          <table:table-cell office:value-type="float" office:value="0.604232" calcext:value-type="float">
            <text:p>0.604232</text:p>
          </table:table-cell>
          <table:table-cell office:value-type="float" office:value="0.572057" calcext:value-type="float">
            <text:p>0.572057</text:p>
          </table:table-cell>
        </table:table-row>
        <table:table-row table:style-name="ro1">
          <table:table-cell/>
          <table:table-cell office:value-type="float" office:value="1.11946" calcext:value-type="float">
            <text:p>1.11946</text:p>
          </table:table-cell>
          <table:table-cell office:value-type="float" office:value="1.15299" calcext:value-type="float">
            <text:p>1.15299</text:p>
          </table:table-cell>
          <table:table-cell office:value-type="float" office:value="0.593792" calcext:value-type="float">
            <text:p>0.593792</text:p>
          </table:table-cell>
          <table:table-cell office:value-type="float" office:value="0.60357" calcext:value-type="float">
            <text:p>0.60357</text:p>
          </table:table-cell>
          <table:table-cell office:value-type="float" office:value="1.15232" calcext:value-type="float">
            <text:p>1.15232</text:p>
          </table:table-cell>
          <table:table-cell office:value-type="float" office:value="0.56838" calcext:value-type="float">
            <text:p>0.56838</text:p>
          </table:table-cell>
          <table:table-cell office:value-type="float" office:value="0.638286" calcext:value-type="float">
            <text:p>0.638286</text:p>
          </table:table-cell>
          <table:table-cell office:value-type="float" office:value="0.571901" calcext:value-type="float">
            <text:p>0.571901</text:p>
          </table:table-cell>
        </table:table-row>
        <table:table-row table:style-name="ro1">
          <table:table-cell/>
          <table:table-cell office:value-type="float" office:value="1.10064" calcext:value-type="float">
            <text:p>1.10064</text:p>
          </table:table-cell>
          <table:table-cell office:value-type="float" office:value="1.13234" calcext:value-type="float">
            <text:p>1.13234</text:p>
          </table:table-cell>
          <table:table-cell office:value-type="float" office:value="0.592197" calcext:value-type="float">
            <text:p>0.592197</text:p>
          </table:table-cell>
          <table:table-cell office:value-type="float" office:value="0.606802" calcext:value-type="float">
            <text:p>0.606802</text:p>
          </table:table-cell>
          <table:table-cell office:value-type="float" office:value="0.570011" calcext:value-type="float">
            <text:p>0.570011</text:p>
          </table:table-cell>
          <table:table-cell office:value-type="float" office:value="0.565974" calcext:value-type="float">
            <text:p>0.565974</text:p>
          </table:table-cell>
          <table:table-cell office:value-type="float" office:value="0.623282" calcext:value-type="float">
            <text:p>0.623282</text:p>
          </table:table-cell>
          <table:table-cell office:value-type="float" office:value="0.589335" calcext:value-type="float">
            <text:p>0.589335</text:p>
          </table:table-cell>
        </table:table-row>
        <table:table-row table:style-name="ro1">
          <table:table-cell/>
          <table:table-cell office:value-type="float" office:value="1.10509" calcext:value-type="float">
            <text:p>1.10509</text:p>
          </table:table-cell>
          <table:table-cell office:value-type="float" office:value="1.14917" calcext:value-type="float">
            <text:p>1.14917</text:p>
          </table:table-cell>
          <table:table-cell office:value-type="float" office:value="0.596351" calcext:value-type="float">
            <text:p>0.596351</text:p>
          </table:table-cell>
          <table:table-cell office:value-type="float" office:value="0.688109" calcext:value-type="float">
            <text:p>0.688109</text:p>
          </table:table-cell>
          <table:table-cell office:value-type="float" office:value="0.556413" calcext:value-type="float">
            <text:p>0.556413</text:p>
          </table:table-cell>
          <table:table-cell office:value-type="float" office:value="0.665533" calcext:value-type="float">
            <text:p>0.665533</text:p>
          </table:table-cell>
          <table:table-cell office:value-type="float" office:value="0.602897" calcext:value-type="float">
            <text:p>0.602897</text:p>
          </table:table-cell>
          <table:table-cell office:value-type="float" office:value="0.584577" calcext:value-type="float">
            <text:p>0.584577</text:p>
          </table:table-cell>
        </table:table-row>
        <table:table-row table:style-name="ro1">
          <table:table-cell/>
          <table:table-cell office:value-type="float" office:value="1.10405" calcext:value-type="float">
            <text:p>1.10405</text:p>
          </table:table-cell>
          <table:table-cell office:value-type="float" office:value="1.20028" calcext:value-type="float">
            <text:p>1.20028</text:p>
          </table:table-cell>
          <table:table-cell office:value-type="float" office:value="0.592879" calcext:value-type="float">
            <text:p>0.592879</text:p>
          </table:table-cell>
          <table:table-cell office:value-type="float" office:value="0.614995" calcext:value-type="float">
            <text:p>0.614995</text:p>
          </table:table-cell>
          <table:table-cell office:value-type="float" office:value="0.561013" calcext:value-type="float">
            <text:p>0.561013</text:p>
          </table:table-cell>
          <table:table-cell office:value-type="float" office:value="0.720651" calcext:value-type="float">
            <text:p>0.720651</text:p>
          </table:table-cell>
          <table:table-cell office:value-type="float" office:value="0.597079" calcext:value-type="float">
            <text:p>0.597079</text:p>
          </table:table-cell>
          <table:table-cell office:value-type="float" office:value="0.674957" calcext:value-type="float">
            <text:p>0.674957</text:p>
          </table:table-cell>
        </table:table-row>
        <table:table-row table:style-name="ro1">
          <table:table-cell/>
          <table:table-cell office:value-type="float" office:value="1.10018" calcext:value-type="float">
            <text:p>1.10018</text:p>
          </table:table-cell>
          <table:table-cell office:value-type="float" office:value="1.15586" calcext:value-type="float">
            <text:p>1.15586</text:p>
          </table:table-cell>
          <table:table-cell office:value-type="float" office:value="0.598771" calcext:value-type="float">
            <text:p>0.598771</text:p>
          </table:table-cell>
          <table:table-cell office:value-type="float" office:value="0.599316" calcext:value-type="float">
            <text:p>0.599316</text:p>
          </table:table-cell>
          <table:table-cell office:value-type="float" office:value="0.552864" calcext:value-type="float">
            <text:p>0.552864</text:p>
          </table:table-cell>
          <table:table-cell office:value-type="float" office:value="0.818805" calcext:value-type="float">
            <text:p>0.818805</text:p>
          </table:table-cell>
          <table:table-cell office:value-type="float" office:value="0.569372" calcext:value-type="float">
            <text:p>0.569372</text:p>
          </table:table-cell>
          <table:table-cell office:value-type="float" office:value="0.76722" calcext:value-type="float">
            <text:p>0.76722</text:p>
          </table:table-cell>
        </table:table-row>
        <table:table-row table:style-name="ro1">
          <table:table-cell/>
          <table:table-cell office:value-type="float" office:value="1.09717" calcext:value-type="float">
            <text:p>1.09717</text:p>
          </table:table-cell>
          <table:table-cell office:value-type="float" office:value="1.30853" calcext:value-type="float">
            <text:p>1.30853</text:p>
          </table:table-cell>
          <table:table-cell office:value-type="float" office:value="0.594158" calcext:value-type="float">
            <text:p>0.594158</text:p>
          </table:table-cell>
          <table:table-cell office:value-type="float" office:value="1.11278" calcext:value-type="float">
            <text:p>1.11278</text:p>
          </table:table-cell>
          <table:table-cell office:value-type="float" office:value="0.55594" calcext:value-type="float">
            <text:p>0.55594</text:p>
          </table:table-cell>
          <table:table-cell office:value-type="float" office:value="0.761" calcext:value-type="float">
            <text:p>0.761</text:p>
          </table:table-cell>
          <table:table-cell office:value-type="float" office:value="0.617881" calcext:value-type="float">
            <text:p>0.617881</text:p>
          </table:table-cell>
          <table:table-cell office:value-type="float" office:value="0.568813" calcext:value-type="float">
            <text:p>0.568813</text:p>
          </table:table-cell>
        </table:table-row>
        <table:table-row table:style-name="ro1">
          <table:table-cell/>
          <table:table-cell office:value-type="float" office:value="1.10042" calcext:value-type="float">
            <text:p>1.10042</text:p>
          </table:table-cell>
          <table:table-cell office:value-type="float" office:value="1.14475" calcext:value-type="float">
            <text:p>1.14475</text:p>
          </table:table-cell>
          <table:table-cell office:value-type="float" office:value="0.59364" calcext:value-type="float">
            <text:p>0.59364</text:p>
          </table:table-cell>
          <table:table-cell office:value-type="float" office:value="0.622545" calcext:value-type="float">
            <text:p>0.622545</text:p>
          </table:table-cell>
          <table:table-cell office:value-type="float" office:value="0.573071" calcext:value-type="float">
            <text:p>0.573071</text:p>
          </table:table-cell>
          <table:table-cell office:value-type="float" office:value="0.576449" calcext:value-type="float">
            <text:p>0.576449</text:p>
          </table:table-cell>
          <table:table-cell office:value-type="float" office:value="0.608766" calcext:value-type="float">
            <text:p>0.608766</text:p>
          </table:table-cell>
          <table:table-cell office:value-type="float" office:value="0.598323" calcext:value-type="float">
            <text:p>0.598323</text:p>
          </table:table-cell>
        </table:table-row>
        <table:table-row table:style-name="ro1">
          <table:table-cell/>
          <table:table-cell office:value-type="float" office:value="1.09764" calcext:value-type="float">
            <text:p>1.09764</text:p>
          </table:table-cell>
          <table:table-cell office:value-type="float" office:value="1.14045" calcext:value-type="float">
            <text:p>1.14045</text:p>
          </table:table-cell>
          <table:table-cell office:value-type="float" office:value="0.59398" calcext:value-type="float">
            <text:p>0.59398</text:p>
          </table:table-cell>
          <table:table-cell office:value-type="float" office:value="0.601809" calcext:value-type="float">
            <text:p>0.601809</text:p>
          </table:table-cell>
          <table:table-cell office:value-type="float" office:value="0.554334" calcext:value-type="float">
            <text:p>0.554334</text:p>
          </table:table-cell>
          <table:table-cell office:value-type="float" office:value="0.580901" calcext:value-type="float">
            <text:p>0.580901</text:p>
          </table:table-cell>
          <table:table-cell office:value-type="float" office:value="0.601048" calcext:value-type="float">
            <text:p>0.601048</text:p>
          </table:table-cell>
          <table:table-cell office:value-type="float" office:value="0.659227" calcext:value-type="float">
            <text:p>0.659227</text:p>
          </table:table-cell>
        </table:table-row>
        <table:table-row table:style-name="ro1">
          <table:table-cell/>
          <table:table-cell office:value-type="float" office:value="1.10037" calcext:value-type="float">
            <text:p>1.10037</text:p>
          </table:table-cell>
          <table:table-cell office:value-type="float" office:value="1.1687" calcext:value-type="float">
            <text:p>1.1687</text:p>
          </table:table-cell>
          <table:table-cell office:value-type="float" office:value="0.59765" calcext:value-type="float">
            <text:p>0.59765</text:p>
          </table:table-cell>
          <table:table-cell office:value-type="float" office:value="0.625718" calcext:value-type="float">
            <text:p>0.625718</text:p>
          </table:table-cell>
          <table:table-cell office:value-type="float" office:value="0.557664" calcext:value-type="float">
            <text:p>0.557664</text:p>
          </table:table-cell>
          <table:table-cell office:value-type="float" office:value="0.738009" calcext:value-type="float">
            <text:p>0.738009</text:p>
          </table:table-cell>
          <table:table-cell office:value-type="float" office:value="0.603431" calcext:value-type="float">
            <text:p>0.603431</text:p>
          </table:table-cell>
          <table:table-cell office:value-type="float" office:value="0.565743" calcext:value-type="float">
            <text:p>0.565743</text:p>
          </table:table-cell>
        </table:table-row>
        <table:table-row table:style-name="ro1">
          <table:table-cell/>
          <table:table-cell office:value-type="float" office:value="1.10068" calcext:value-type="float">
            <text:p>1.10068</text:p>
          </table:table-cell>
          <table:table-cell office:value-type="float" office:value="1.13637" calcext:value-type="float">
            <text:p>1.13637</text:p>
          </table:table-cell>
          <table:table-cell office:value-type="float" office:value="0.603867" calcext:value-type="float">
            <text:p>0.603867</text:p>
          </table:table-cell>
          <table:table-cell office:value-type="float" office:value="0.602851" calcext:value-type="float">
            <text:p>0.602851</text:p>
          </table:table-cell>
          <table:table-cell office:value-type="float" office:value="0.559045" calcext:value-type="float">
            <text:p>0.559045</text:p>
          </table:table-cell>
          <table:table-cell office:value-type="float" office:value="0.648022" calcext:value-type="float">
            <text:p>0.648022</text:p>
          </table:table-cell>
          <table:table-cell office:value-type="float" office:value="0.59692" calcext:value-type="float">
            <text:p>0.59692</text:p>
          </table:table-cell>
          <table:table-cell office:value-type="float" office:value="0.560845" calcext:value-type="float">
            <text:p>0.560845</text:p>
          </table:table-cell>
        </table:table-row>
        <table:table-row table:style-name="ro1">
          <table:table-cell/>
          <table:table-cell office:value-type="float" office:value="1.10529" calcext:value-type="float">
            <text:p>1.10529</text:p>
          </table:table-cell>
          <table:table-cell office:value-type="float" office:value="1.12783" calcext:value-type="float">
            <text:p>1.12783</text:p>
          </table:table-cell>
          <table:table-cell office:value-type="float" office:value="0.602866" calcext:value-type="float">
            <text:p>0.602866</text:p>
          </table:table-cell>
          <table:table-cell office:value-type="float" office:value="0.631695" calcext:value-type="float">
            <text:p>0.631695</text:p>
          </table:table-cell>
          <table:table-cell office:value-type="float" office:value="0.554696" calcext:value-type="float">
            <text:p>0.554696</text:p>
          </table:table-cell>
          <table:table-cell office:value-type="float" office:value="0.657798" calcext:value-type="float">
            <text:p>0.657798</text:p>
          </table:table-cell>
          <table:table-cell office:value-type="float" office:value="0.617018" calcext:value-type="float">
            <text:p>0.617018</text:p>
          </table:table-cell>
          <table:table-cell office:value-type="float" office:value="0.564971" calcext:value-type="float">
            <text:p>0.564971</text:p>
          </table:table-cell>
        </table:table-row>
        <table:table-row table:style-name="ro1">
          <table:table-cell/>
          <table:table-cell office:value-type="float" office:value="1.10014" calcext:value-type="float">
            <text:p>1.10014</text:p>
          </table:table-cell>
          <table:table-cell office:value-type="float" office:value="1.20142" calcext:value-type="float">
            <text:p>1.20142</text:p>
          </table:table-cell>
          <table:table-cell office:value-type="float" office:value="0.592453" calcext:value-type="float">
            <text:p>0.592453</text:p>
          </table:table-cell>
          <table:table-cell office:value-type="float" office:value="0.710633" calcext:value-type="float">
            <text:p>0.710633</text:p>
          </table:table-cell>
          <table:table-cell office:value-type="float" office:value="0.556173" calcext:value-type="float">
            <text:p>0.556173</text:p>
          </table:table-cell>
          <table:table-cell office:value-type="float" office:value="0.698993" calcext:value-type="float">
            <text:p>0.698993</text:p>
          </table:table-cell>
          <table:table-cell office:value-type="float" office:value="0.606075" calcext:value-type="float">
            <text:p>0.606075</text:p>
          </table:table-cell>
          <table:table-cell office:value-type="float" office:value="0.638051" calcext:value-type="float">
            <text:p>0.638051</text:p>
          </table:table-cell>
        </table:table-row>
        <table:table-row table:style-name="ro1">
          <table:table-cell/>
          <table:table-cell office:value-type="float" office:value="1.1017" calcext:value-type="float">
            <text:p>1.1017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0.594755" calcext:value-type="float">
            <text:p>0.594755</text:p>
          </table:table-cell>
          <table:table-cell office:value-type="float" office:value="0.690827" calcext:value-type="float">
            <text:p>0.690827</text:p>
          </table:table-cell>
          <table:table-cell office:value-type="float" office:value="0.565567" calcext:value-type="float">
            <text:p>0.565567</text:p>
          </table:table-cell>
          <table:table-cell office:value-type="float" office:value="0.555526" calcext:value-type="float">
            <text:p>0.555526</text:p>
          </table:table-cell>
          <table:table-cell office:value-type="float" office:value="0.618419" calcext:value-type="float">
            <text:p>0.618419</text:p>
          </table:table-cell>
          <table:table-cell office:value-type="float" office:value="0.593883" calcext:value-type="float">
            <text:p>0.593883</text:p>
          </table:table-cell>
        </table:table-row>
        <table:table-row table:style-name="ro1">
          <table:table-cell/>
          <table:table-cell office:value-type="float" office:value="1.1037" calcext:value-type="float">
            <text:p>1.1037</text:p>
          </table:table-cell>
          <table:table-cell office:value-type="float" office:value="1.18252" calcext:value-type="float">
            <text:p>1.18252</text:p>
          </table:table-cell>
          <table:table-cell office:value-type="float" office:value="0.594036" calcext:value-type="float">
            <text:p>0.594036</text:p>
          </table:table-cell>
          <table:table-cell office:value-type="float" office:value="0.665451" calcext:value-type="float">
            <text:p>0.665451</text:p>
          </table:table-cell>
          <table:table-cell office:value-type="float" office:value="0.554982" calcext:value-type="float">
            <text:p>0.554982</text:p>
          </table:table-cell>
          <table:table-cell office:value-type="float" office:value="0.560871" calcext:value-type="float">
            <text:p>0.560871</text:p>
          </table:table-cell>
          <table:table-cell office:value-type="float" office:value="0.624129" calcext:value-type="float">
            <text:p>0.624129</text:p>
          </table:table-cell>
          <table:table-cell office:value-type="float" office:value="0.598657" calcext:value-type="float">
            <text:p>0.598657</text:p>
          </table:table-cell>
        </table:table-row>
        <table:table-row table:style-name="ro1">
          <table:table-cell/>
          <table:table-cell office:value-type="float" office:value="1.10252" calcext:value-type="float">
            <text:p>1.10252</text:p>
          </table:table-cell>
          <table:table-cell office:value-type="float" office:value="1.14697" calcext:value-type="float">
            <text:p>1.14697</text:p>
          </table:table-cell>
          <table:table-cell office:value-type="float" office:value="0.592604" calcext:value-type="float">
            <text:p>0.592604</text:p>
          </table:table-cell>
          <table:table-cell office:value-type="float" office:value="0.572122" calcext:value-type="float">
            <text:p>0.572122</text:p>
          </table:table-cell>
          <table:table-cell office:value-type="float" office:value="0.554196" calcext:value-type="float">
            <text:p>0.554196</text:p>
          </table:table-cell>
          <table:table-cell office:value-type="float" office:value="0.556949" calcext:value-type="float">
            <text:p>0.556949</text:p>
          </table:table-cell>
          <table:table-cell office:value-type="float" office:value="0.625763" calcext:value-type="float">
            <text:p>0.625763</text:p>
          </table:table-cell>
          <table:table-cell office:value-type="float" office:value="0.579766" calcext:value-type="float">
            <text:p>0.579766</text:p>
          </table:table-cell>
        </table:table-row>
        <table:table-row table:style-name="ro1">
          <table:table-cell/>
          <table:table-cell office:value-type="float" office:value="1.10301" calcext:value-type="float">
            <text:p>1.10301</text:p>
          </table:table-cell>
          <table:table-cell office:value-type="float" office:value="1.1776" calcext:value-type="float">
            <text:p>1.1776</text:p>
          </table:table-cell>
          <table:table-cell office:value-type="float" office:value="0.594697" calcext:value-type="float">
            <text:p>0.594697</text:p>
          </table:table-cell>
          <table:table-cell office:value-type="float" office:value="0.587124" calcext:value-type="float">
            <text:p>0.587124</text:p>
          </table:table-cell>
          <table:table-cell office:value-type="float" office:value="0.558685" calcext:value-type="float">
            <text:p>0.558685</text:p>
          </table:table-cell>
          <table:table-cell office:value-type="float" office:value="0.559767" calcext:value-type="float">
            <text:p>0.559767</text:p>
          </table:table-cell>
          <table:table-cell office:value-type="float" office:value="0.603597" calcext:value-type="float">
            <text:p>0.603597</text:p>
          </table:table-cell>
          <table:table-cell office:value-type="float" office:value="0.561959" calcext:value-type="float">
            <text:p>0.561959</text:p>
          </table:table-cell>
        </table:table-row>
        <table:table-row table:style-name="ro1">
          <table:table-cell/>
          <table:table-cell office:value-type="float" office:value="1.10506" calcext:value-type="float">
            <text:p>1.10506</text:p>
          </table:table-cell>
          <table:table-cell office:value-type="float" office:value="1.12615" calcext:value-type="float">
            <text:p>1.12615</text:p>
          </table:table-cell>
          <table:table-cell office:value-type="float" office:value="0.592009" calcext:value-type="float">
            <text:p>0.592009</text:p>
          </table:table-cell>
          <table:table-cell office:value-type="float" office:value="0.594882" calcext:value-type="float">
            <text:p>0.594882</text:p>
          </table:table-cell>
          <table:table-cell office:value-type="float" office:value="0.557975" calcext:value-type="float">
            <text:p>0.557975</text:p>
          </table:table-cell>
          <table:table-cell office:value-type="float" office:value="0.557781" calcext:value-type="float">
            <text:p>0.557781</text:p>
          </table:table-cell>
          <table:table-cell office:value-type="float" office:value="0.618949" calcext:value-type="float">
            <text:p>0.618949</text:p>
          </table:table-cell>
          <table:table-cell office:value-type="float" office:value="0.578581" calcext:value-type="float">
            <text:p>0.578581</text:p>
          </table:table-cell>
        </table:table-row>
        <table:table-row table:style-name="ro1">
          <table:table-cell/>
          <table:table-cell office:value-type="float" office:value="1.09874" calcext:value-type="float">
            <text:p>1.09874</text:p>
          </table:table-cell>
          <table:table-cell office:value-type="float" office:value="1.16277" calcext:value-type="float">
            <text:p>1.16277</text:p>
          </table:table-cell>
          <table:table-cell office:value-type="float" office:value="0.602532" calcext:value-type="float">
            <text:p>0.602532</text:p>
          </table:table-cell>
          <table:table-cell office:value-type="float" office:value="0.593928" calcext:value-type="float">
            <text:p>0.593928</text:p>
          </table:table-cell>
          <table:table-cell office:value-type="float" office:value="0.558198" calcext:value-type="float">
            <text:p>0.558198</text:p>
          </table:table-cell>
          <table:table-cell office:value-type="float" office:value="0.554977" calcext:value-type="float">
            <text:p>0.554977</text:p>
          </table:table-cell>
          <table:table-cell office:value-type="float" office:value="0.567182" calcext:value-type="float">
            <text:p>0.567182</text:p>
          </table:table-cell>
          <table:table-cell office:value-type="float" office:value="0.59385" calcext:value-type="float">
            <text:p>0.59385</text:p>
          </table:table-cell>
        </table:table-row>
        <table:table-row table:style-name="ro1">
          <table:table-cell/>
          <table:table-cell office:value-type="float" office:value="1.10548" calcext:value-type="float">
            <text:p>1.10548</text:p>
          </table:table-cell>
          <table:table-cell office:value-type="float" office:value="1.21463" calcext:value-type="float">
            <text:p>1.21463</text:p>
          </table:table-cell>
          <table:table-cell office:value-type="float" office:value="0.594033" calcext:value-type="float">
            <text:p>0.594033</text:p>
          </table:table-cell>
          <table:table-cell office:value-type="float" office:value="0.589921" calcext:value-type="float">
            <text:p>0.589921</text:p>
          </table:table-cell>
          <table:table-cell office:value-type="float" office:value="0.55921" calcext:value-type="float">
            <text:p>0.55921</text:p>
          </table:table-cell>
          <table:table-cell office:value-type="float" office:value="0.566517" calcext:value-type="float">
            <text:p>0.566517</text:p>
          </table:table-cell>
          <table:table-cell office:value-type="float" office:value="0.603007" calcext:value-type="float">
            <text:p>0.603007</text:p>
          </table:table-cell>
          <table:table-cell office:value-type="float" office:value="0.568297" calcext:value-type="float">
            <text:p>0.568297</text:p>
          </table:table-cell>
        </table:table-row>
        <table:table-row table:style-name="ro1">
          <table:table-cell/>
          <table:table-cell office:value-type="float" office:value="1.10017" calcext:value-type="float">
            <text:p>1.10017</text:p>
          </table:table-cell>
          <table:table-cell office:value-type="float" office:value="1.15001" calcext:value-type="float">
            <text:p>1.15001</text:p>
          </table:table-cell>
          <table:table-cell office:value-type="float" office:value="0.595126" calcext:value-type="float">
            <text:p>0.595126</text:p>
          </table:table-cell>
          <table:table-cell office:value-type="float" office:value="0.581026" calcext:value-type="float">
            <text:p>0.581026</text:p>
          </table:table-cell>
          <table:table-cell office:value-type="float" office:value="0.5569" calcext:value-type="float">
            <text:p>0.5569</text:p>
          </table:table-cell>
          <table:table-cell office:value-type="float" office:value="0.560763" calcext:value-type="float">
            <text:p>0.560763</text:p>
          </table:table-cell>
          <table:table-cell office:value-type="float" office:value="0.599211" calcext:value-type="float">
            <text:p>0.599211</text:p>
          </table:table-cell>
          <table:table-cell office:value-type="float" office:value="0.593239" calcext:value-type="float">
            <text:p>0.593239</text:p>
          </table:table-cell>
        </table:table-row>
        <table:table-row table:style-name="ro1">
          <table:table-cell/>
          <table:table-cell office:value-type="float" office:value="1.09868" calcext:value-type="float">
            <text:p>1.09868</text:p>
          </table:table-cell>
          <table:table-cell office:value-type="float" office:value="1.18573" calcext:value-type="float">
            <text:p>1.18573</text:p>
          </table:table-cell>
          <table:table-cell office:value-type="float" office:value="0.592023" calcext:value-type="float">
            <text:p>0.592023</text:p>
          </table:table-cell>
          <table:table-cell office:value-type="float" office:value="0.59179" calcext:value-type="float">
            <text:p>0.59179</text:p>
          </table:table-cell>
          <table:table-cell office:value-type="float" office:value="0.551315" calcext:value-type="float">
            <text:p>0.551315</text:p>
          </table:table-cell>
          <table:table-cell office:value-type="float" office:value="0.631176" calcext:value-type="float">
            <text:p>0.631176</text:p>
          </table:table-cell>
          <table:table-cell office:value-type="float" office:value="0.56743" calcext:value-type="float">
            <text:p>0.56743</text:p>
          </table:table-cell>
          <table:table-cell office:value-type="float" office:value="0.586808" calcext:value-type="float">
            <text:p>0.586808</text:p>
          </table:table-cell>
        </table:table-row>
        <table:table-row table:style-name="ro1">
          <table:table-cell/>
          <table:table-cell office:value-type="float" office:value="1.10013" calcext:value-type="float">
            <text:p>1.10013</text:p>
          </table:table-cell>
          <table:table-cell office:value-type="float" office:value="1.18433" calcext:value-type="float">
            <text:p>1.18433</text:p>
          </table:table-cell>
          <table:table-cell office:value-type="float" office:value="0.592446" calcext:value-type="float">
            <text:p>0.592446</text:p>
          </table:table-cell>
          <table:table-cell office:value-type="float" office:value="0.625388" calcext:value-type="float">
            <text:p>0.625388</text:p>
          </table:table-cell>
          <table:table-cell office:value-type="float" office:value="0.557709" calcext:value-type="float">
            <text:p>0.557709</text:p>
          </table:table-cell>
          <table:table-cell office:value-type="float" office:value="0.558806" calcext:value-type="float">
            <text:p>0.558806</text:p>
          </table:table-cell>
          <table:table-cell office:value-type="float" office:value="0.647708" calcext:value-type="float">
            <text:p>0.647708</text:p>
          </table:table-cell>
          <table:table-cell office:value-type="float" office:value="0.562662" calcext:value-type="float">
            <text:p>0.562662</text:p>
          </table:table-cell>
        </table:table-row>
        <table:table-row table:style-name="ro1">
          <table:table-cell/>
          <table:table-cell office:value-type="float" office:value="1.10002" calcext:value-type="float">
            <text:p>1.10002</text:p>
          </table:table-cell>
          <table:table-cell office:value-type="float" office:value="1.12548" calcext:value-type="float">
            <text:p>1.12548</text:p>
          </table:table-cell>
          <table:table-cell office:value-type="float" office:value="0.59429" calcext:value-type="float">
            <text:p>0.59429</text:p>
          </table:table-cell>
          <table:table-cell office:value-type="float" office:value="0.569524" calcext:value-type="float">
            <text:p>0.569524</text:p>
          </table:table-cell>
          <table:table-cell office:value-type="float" office:value="0.576782" calcext:value-type="float">
            <text:p>0.576782</text:p>
          </table:table-cell>
          <table:table-cell office:value-type="float" office:value="0.569603" calcext:value-type="float">
            <text:p>0.569603</text:p>
          </table:table-cell>
          <table:table-cell office:value-type="float" office:value="0.592323" calcext:value-type="float">
            <text:p>0.592323</text:p>
          </table:table-cell>
          <table:table-cell office:value-type="float" office:value="0.571448" calcext:value-type="float">
            <text:p>0.571448</text:p>
          </table:table-cell>
        </table:table-row>
        <table:table-row table:style-name="ro1">
          <table:table-cell/>
          <table:table-cell office:value-type="float" office:value="1.0993" calcext:value-type="float">
            <text:p>1.0993</text:p>
          </table:table-cell>
          <table:table-cell office:value-type="float" office:value="1.15603" calcext:value-type="float">
            <text:p>1.15603</text:p>
          </table:table-cell>
          <table:table-cell office:value-type="float" office:value="0.593476" calcext:value-type="float">
            <text:p>0.593476</text:p>
          </table:table-cell>
          <table:table-cell office:value-type="float" office:value="0.689345" calcext:value-type="float">
            <text:p>0.689345</text:p>
          </table:table-cell>
          <table:table-cell office:value-type="float" office:value="0.561336" calcext:value-type="float">
            <text:p>0.561336</text:p>
          </table:table-cell>
          <table:table-cell office:value-type="float" office:value="0.553937" calcext:value-type="float">
            <text:p>0.553937</text:p>
          </table:table-cell>
          <table:table-cell office:value-type="float" office:value="0.599906" calcext:value-type="float">
            <text:p>0.599906</text:p>
          </table:table-cell>
          <table:table-cell office:value-type="float" office:value="0.575757" calcext:value-type="float">
            <text:p>0.575757</text:p>
          </table:table-cell>
        </table:table-row>
        <table:table-row table:style-name="ro1">
          <table:table-cell/>
          <table:table-cell office:value-type="float" office:value="1.10086" calcext:value-type="float">
            <text:p>1.10086</text:p>
          </table:table-cell>
          <table:table-cell office:value-type="float" office:value="1.13184" calcext:value-type="float">
            <text:p>1.13184</text:p>
          </table:table-cell>
          <table:table-cell office:value-type="float" office:value="0.592636" calcext:value-type="float">
            <text:p>0.592636</text:p>
          </table:table-cell>
          <table:table-cell office:value-type="float" office:value="0.590034" calcext:value-type="float">
            <text:p>0.590034</text:p>
          </table:table-cell>
          <table:table-cell office:value-type="float" office:value="0.572385" calcext:value-type="float">
            <text:p>0.572385</text:p>
          </table:table-cell>
          <table:table-cell office:value-type="float" office:value="0.555218" calcext:value-type="float">
            <text:p>0.555218</text:p>
          </table:table-cell>
          <table:table-cell office:value-type="float" office:value="0.626425" calcext:value-type="float">
            <text:p>0.626425</text:p>
          </table:table-cell>
          <table:table-cell office:value-type="float" office:value="0.568141" calcext:value-type="float">
            <text:p>0.568141</text:p>
          </table:table-cell>
        </table:table-row>
        <table:table-row table:style-name="ro1">
          <table:table-cell/>
          <table:table-cell office:value-type="float" office:value="1.09761" calcext:value-type="float">
            <text:p>1.09761</text:p>
          </table:table-cell>
          <table:table-cell office:value-type="float" office:value="1.12441" calcext:value-type="float">
            <text:p>1.12441</text:p>
          </table:table-cell>
          <table:table-cell office:value-type="float" office:value="0.59332" calcext:value-type="float">
            <text:p>0.59332</text:p>
          </table:table-cell>
          <table:table-cell office:value-type="float" office:value="0.590814" calcext:value-type="float">
            <text:p>0.590814</text:p>
          </table:table-cell>
          <table:table-cell office:value-type="float" office:value="0.561993" calcext:value-type="float">
            <text:p>0.561993</text:p>
          </table:table-cell>
          <table:table-cell office:value-type="float" office:value="0.560351" calcext:value-type="float">
            <text:p>0.560351</text:p>
          </table:table-cell>
          <table:table-cell office:value-type="float" office:value="0.625612" calcext:value-type="float">
            <text:p>0.625612</text:p>
          </table:table-cell>
          <table:table-cell office:value-type="float" office:value="0.581733" calcext:value-type="float">
            <text:p>0.581733</text:p>
          </table:table-cell>
        </table:table-row>
        <table:table-row table:style-name="ro1">
          <table:table-cell/>
          <table:table-cell office:value-type="float" office:value="1.09809" calcext:value-type="float">
            <text:p>1.09809</text:p>
          </table:table-cell>
          <table:table-cell office:value-type="float" office:value="1.25571" calcext:value-type="float">
            <text:p>1.25571</text:p>
          </table:table-cell>
          <table:table-cell office:value-type="float" office:value="0.645548" calcext:value-type="float">
            <text:p>0.645548</text:p>
          </table:table-cell>
          <table:table-cell office:value-type="float" office:value="0.622078" calcext:value-type="float">
            <text:p>0.622078</text:p>
          </table:table-cell>
          <table:table-cell office:value-type="float" office:value="0.56759" calcext:value-type="float">
            <text:p>0.56759</text:p>
          </table:table-cell>
          <table:table-cell office:value-type="float" office:value="0.553164" calcext:value-type="float">
            <text:p>0.553164</text:p>
          </table:table-cell>
          <table:table-cell office:value-type="float" office:value="0.605127" calcext:value-type="float">
            <text:p>0.605127</text:p>
          </table:table-cell>
          <table:table-cell office:value-type="float" office:value="0.565655" calcext:value-type="float">
            <text:p>0.565655</text:p>
          </table:table-cell>
        </table:table-row>
        <table:table-row table:style-name="ro1">
          <table:table-cell/>
          <table:table-cell office:value-type="float" office:value="1.11289" calcext:value-type="float">
            <text:p>1.11289</text:p>
          </table:table-cell>
          <table:table-cell office:value-type="float" office:value="1.12265" calcext:value-type="float">
            <text:p>1.12265</text:p>
          </table:table-cell>
          <table:table-cell office:value-type="float" office:value="0.600077" calcext:value-type="float">
            <text:p>0.600077</text:p>
          </table:table-cell>
          <table:table-cell office:value-type="float" office:value="0.565649" calcext:value-type="float">
            <text:p>0.565649</text:p>
          </table:table-cell>
          <table:table-cell office:value-type="float" office:value="0.586012" calcext:value-type="float">
            <text:p>0.586012</text:p>
          </table:table-cell>
          <table:table-cell office:value-type="float" office:value="0.572806" calcext:value-type="float">
            <text:p>0.572806</text:p>
          </table:table-cell>
          <table:table-cell office:value-type="float" office:value="0.624961" calcext:value-type="float">
            <text:p>0.624961</text:p>
          </table:table-cell>
          <table:table-cell office:value-type="float" office:value="0.561683" calcext:value-type="float">
            <text:p>0.561683</text:p>
          </table:table-cell>
        </table:table-row>
        <table:table-row table:style-name="ro1">
          <table:table-cell/>
          <table:table-cell office:value-type="float" office:value="1.10437" calcext:value-type="float">
            <text:p>1.10437</text:p>
          </table:table-cell>
          <table:table-cell office:value-type="float" office:value="1.12546" calcext:value-type="float">
            <text:p>1.12546</text:p>
          </table:table-cell>
          <table:table-cell office:value-type="float" office:value="0.602304" calcext:value-type="float">
            <text:p>0.602304</text:p>
          </table:table-cell>
          <table:table-cell office:value-type="float" office:value="0.588999" calcext:value-type="float">
            <text:p>0.588999</text:p>
          </table:table-cell>
          <table:table-cell office:value-type="float" office:value="0.587224" calcext:value-type="float">
            <text:p>0.587224</text:p>
          </table:table-cell>
          <table:table-cell office:value-type="float" office:value="0.553111" calcext:value-type="float">
            <text:p>0.553111</text:p>
          </table:table-cell>
          <table:table-cell office:value-type="float" office:value="0.632707" calcext:value-type="float">
            <text:p>0.632707</text:p>
          </table:table-cell>
          <table:table-cell office:value-type="float" office:value="0.579463" calcext:value-type="float">
            <text:p>0.579463</text:p>
          </table:table-cell>
        </table:table-row>
        <table:table-row table:style-name="ro1">
          <table:table-cell/>
          <table:table-cell office:value-type="float" office:value="1.10923" calcext:value-type="float">
            <text:p>1.10923</text:p>
          </table:table-cell>
          <table:table-cell office:value-type="float" office:value="1.12118" calcext:value-type="float">
            <text:p>1.12118</text:p>
          </table:table-cell>
          <table:table-cell office:value-type="float" office:value="0.599507" calcext:value-type="float">
            <text:p>0.599507</text:p>
          </table:table-cell>
          <table:table-cell office:value-type="float" office:value="0.61075" calcext:value-type="float">
            <text:p>0.61075</text:p>
          </table:table-cell>
          <table:table-cell office:value-type="float" office:value="0.574659" calcext:value-type="float">
            <text:p>0.574659</text:p>
          </table:table-cell>
          <table:table-cell office:value-type="float" office:value="0.574716" calcext:value-type="float">
            <text:p>0.574716</text:p>
          </table:table-cell>
          <table:table-cell office:value-type="float" office:value="0.614075" calcext:value-type="float">
            <text:p>0.614075</text:p>
          </table:table-cell>
          <table:table-cell office:value-type="float" office:value="0.560164" calcext:value-type="float">
            <text:p>0.560164</text:p>
          </table:table-cell>
        </table:table-row>
        <table:table-row table:style-name="ro1">
          <table:table-cell/>
          <table:table-cell office:value-type="float" office:value="1.0972" calcext:value-type="float">
            <text:p>1.0972</text:p>
          </table:table-cell>
          <table:table-cell office:value-type="float" office:value="1.12934" calcext:value-type="float">
            <text:p>1.12934</text:p>
          </table:table-cell>
          <table:table-cell office:value-type="float" office:value="0.595356" calcext:value-type="float">
            <text:p>0.595356</text:p>
          </table:table-cell>
          <table:table-cell office:value-type="float" office:value="0.575744" calcext:value-type="float">
            <text:p>0.575744</text:p>
          </table:table-cell>
          <table:table-cell office:value-type="float" office:value="0.653961" calcext:value-type="float">
            <text:p>0.653961</text:p>
          </table:table-cell>
          <table:table-cell office:value-type="float" office:value="0.560766" calcext:value-type="float">
            <text:p>0.560766</text:p>
          </table:table-cell>
          <table:table-cell office:value-type="float" office:value="0.60586" calcext:value-type="float">
            <text:p>0.60586</text:p>
          </table:table-cell>
          <table:table-cell office:value-type="float" office:value="0.614761" calcext:value-type="float">
            <text:p>0.614761</text:p>
          </table:table-cell>
        </table:table-row>
        <table:table-row table:style-name="ro1">
          <table:table-cell/>
          <table:table-cell office:value-type="float" office:value="1.09953" calcext:value-type="float">
            <text:p>1.09953</text:p>
          </table:table-cell>
          <table:table-cell office:value-type="float" office:value="1.4551" calcext:value-type="float">
            <text:p>1.4551</text:p>
          </table:table-cell>
          <table:table-cell office:value-type="float" office:value="0.591477" calcext:value-type="float">
            <text:p>0.591477</text:p>
          </table:table-cell>
          <table:table-cell office:value-type="float" office:value="0.775041" calcext:value-type="float">
            <text:p>0.775041</text:p>
          </table:table-cell>
          <table:table-cell office:value-type="float" office:value="0.557016" calcext:value-type="float">
            <text:p>0.557016</text:p>
          </table:table-cell>
          <table:table-cell office:value-type="float" office:value="0.729831" calcext:value-type="float">
            <text:p>0.729831</text:p>
          </table:table-cell>
          <table:table-cell office:value-type="float" office:value="0.617191" calcext:value-type="float">
            <text:p>0.617191</text:p>
          </table:table-cell>
          <table:table-cell office:value-type="float" office:value="0.665417" calcext:value-type="float">
            <text:p>0.665417</text:p>
          </table:table-cell>
        </table:table-row>
        <table:table-row table:style-name="ro1">
          <table:table-cell/>
          <table:table-cell office:value-type="float" office:value="1.10082" calcext:value-type="float">
            <text:p>1.10082</text:p>
          </table:table-cell>
          <table:table-cell office:value-type="float" office:value="1.1503" calcext:value-type="float">
            <text:p>1.1503</text:p>
          </table:table-cell>
          <table:table-cell office:value-type="float" office:value="0.597428" calcext:value-type="float">
            <text:p>0.597428</text:p>
          </table:table-cell>
          <table:table-cell office:value-type="float" office:value="1.10675" calcext:value-type="float">
            <text:p>1.10675</text:p>
          </table:table-cell>
          <table:table-cell office:value-type="float" office:value="0.554645" calcext:value-type="float">
            <text:p>0.554645</text:p>
          </table:table-cell>
          <table:table-cell office:value-type="float" office:value="0.733832" calcext:value-type="float">
            <text:p>0.733832</text:p>
          </table:table-cell>
          <table:table-cell office:value-type="float" office:value="0.602644" calcext:value-type="float">
            <text:p>0.602644</text:p>
          </table:table-cell>
          <table:table-cell office:value-type="float" office:value="0.705305" calcext:value-type="float">
            <text:p>0.705305</text:p>
          </table:table-cell>
        </table:table-row>
        <table:table-row table:style-name="ro1">
          <table:table-cell/>
          <table:table-cell office:value-type="float" office:value="1.09932" calcext:value-type="float">
            <text:p>1.09932</text:p>
          </table:table-cell>
          <table:table-cell office:value-type="float" office:value="1.35474" calcext:value-type="float">
            <text:p>1.35474</text:p>
          </table:table-cell>
          <table:table-cell office:value-type="float" office:value="0.593398" calcext:value-type="float">
            <text:p>0.593398</text:p>
          </table:table-cell>
          <table:table-cell office:value-type="float" office:value="0.883768" calcext:value-type="float">
            <text:p>0.883768</text:p>
          </table:table-cell>
          <table:table-cell office:value-type="float" office:value="0.556699" calcext:value-type="float">
            <text:p>0.556699</text:p>
          </table:table-cell>
          <table:table-cell office:value-type="float" office:value="0.859119" calcext:value-type="float">
            <text:p>0.859119</text:p>
          </table:table-cell>
          <table:table-cell office:value-type="float" office:value="0.611094" calcext:value-type="float">
            <text:p>0.611094</text:p>
          </table:table-cell>
          <table:table-cell office:value-type="float" office:value="0.644166" calcext:value-type="float">
            <text:p>0.644166</text:p>
          </table:table-cell>
        </table:table-row>
        <table:table-row table:style-name="ro1">
          <table:table-cell/>
          <table:table-cell office:value-type="float" office:value="1.10505" calcext:value-type="float">
            <text:p>1.10505</text:p>
          </table:table-cell>
          <table:table-cell office:value-type="float" office:value="1.12882" calcext:value-type="float">
            <text:p>1.12882</text:p>
          </table:table-cell>
          <table:table-cell office:value-type="float" office:value="0.593399" calcext:value-type="float">
            <text:p>0.593399</text:p>
          </table:table-cell>
          <table:table-cell office:value-type="float" office:value="0.587219" calcext:value-type="float">
            <text:p>0.587219</text:p>
          </table:table-cell>
          <table:table-cell office:value-type="float" office:value="0.557998" calcext:value-type="float">
            <text:p>0.557998</text:p>
          </table:table-cell>
          <table:table-cell office:value-type="float" office:value="0.559347" calcext:value-type="float">
            <text:p>0.559347</text:p>
          </table:table-cell>
          <table:table-cell office:value-type="float" office:value="0.591464" calcext:value-type="float">
            <text:p>0.591464</text:p>
          </table:table-cell>
          <table:table-cell office:value-type="float" office:value="0.566264" calcext:value-type="float">
            <text:p>0.566264</text:p>
          </table:table-cell>
        </table:table-row>
        <table:table-row table:style-name="ro1">
          <table:table-cell/>
          <table:table-cell office:value-type="float" office:value="1.10108" calcext:value-type="float">
            <text:p>1.10108</text:p>
          </table:table-cell>
          <table:table-cell office:value-type="float" office:value="1.12407" calcext:value-type="float">
            <text:p>1.12407</text:p>
          </table:table-cell>
          <table:table-cell office:value-type="float" office:value="0.596366" calcext:value-type="float">
            <text:p>0.596366</text:p>
          </table:table-cell>
          <table:table-cell office:value-type="float" office:value="0.569556" calcext:value-type="float">
            <text:p>0.569556</text:p>
          </table:table-cell>
          <table:table-cell office:value-type="float" office:value="0.564712" calcext:value-type="float">
            <text:p>0.564712</text:p>
          </table:table-cell>
          <table:table-cell office:value-type="float" office:value="0.554536" calcext:value-type="float">
            <text:p>0.554536</text:p>
          </table:table-cell>
          <table:table-cell office:value-type="float" office:value="0.585393" calcext:value-type="float">
            <text:p>0.585393</text:p>
          </table:table-cell>
          <table:table-cell office:value-type="float" office:value="0.5613" calcext:value-type="float">
            <text:p>0.5613</text:p>
          </table:table-cell>
        </table:table-row>
        <table:table-row table:style-name="ro1">
          <table:table-cell/>
          <table:table-cell office:value-type="float" office:value="1.10027" calcext:value-type="float">
            <text:p>1.10027</text:p>
          </table:table-cell>
          <table:table-cell office:value-type="float" office:value="1.22324" calcext:value-type="float">
            <text:p>1.22324</text:p>
          </table:table-cell>
          <table:table-cell office:value-type="float" office:value="0.595039" calcext:value-type="float">
            <text:p>0.595039</text:p>
          </table:table-cell>
          <table:table-cell office:value-type="float" office:value="0.621797" calcext:value-type="float">
            <text:p>0.621797</text:p>
          </table:table-cell>
          <table:table-cell office:value-type="float" office:value="0.552204" calcext:value-type="float">
            <text:p>0.552204</text:p>
          </table:table-cell>
          <table:table-cell office:value-type="float" office:value="0.557077" calcext:value-type="float">
            <text:p>0.557077</text:p>
          </table:table-cell>
          <table:table-cell office:value-type="float" office:value="0.591415" calcext:value-type="float">
            <text:p>0.591415</text:p>
          </table:table-cell>
          <table:table-cell office:value-type="float" office:value="0.563708" calcext:value-type="float">
            <text:p>0.563708</text:p>
          </table:table-cell>
        </table:table-row>
        <table:table-row table:style-name="ro1">
          <table:table-cell/>
          <table:table-cell office:value-type="float" office:value="1.09892" calcext:value-type="float">
            <text:p>1.09892</text:p>
          </table:table-cell>
          <table:table-cell office:value-type="float" office:value="1.14663" calcext:value-type="float">
            <text:p>1.14663</text:p>
          </table:table-cell>
          <table:table-cell office:value-type="float" office:value="0.592721" calcext:value-type="float">
            <text:p>0.592721</text:p>
          </table:table-cell>
          <table:table-cell office:value-type="float" office:value="0.597191" calcext:value-type="float">
            <text:p>0.597191</text:p>
          </table:table-cell>
          <table:table-cell office:value-type="float" office:value="0.561821" calcext:value-type="float">
            <text:p>0.561821</text:p>
          </table:table-cell>
          <table:table-cell office:value-type="float" office:value="0.554739" calcext:value-type="float">
            <text:p>0.554739</text:p>
          </table:table-cell>
          <table:table-cell office:value-type="float" office:value="0.613438" calcext:value-type="float">
            <text:p>0.613438</text:p>
          </table:table-cell>
          <table:table-cell office:value-type="float" office:value="0.578161" calcext:value-type="float">
            <text:p>0.578161</text:p>
          </table:table-cell>
        </table:table-row>
        <table:table-row table:style-name="ro1">
          <table:table-cell/>
          <table:table-cell office:value-type="float" office:value="1.09783" calcext:value-type="float">
            <text:p>1.09783</text:p>
          </table:table-cell>
          <table:table-cell office:value-type="float" office:value="1.13236" calcext:value-type="float">
            <text:p>1.13236</text:p>
          </table:table-cell>
          <table:table-cell office:value-type="float" office:value="0.614447" calcext:value-type="float">
            <text:p>0.614447</text:p>
          </table:table-cell>
          <table:table-cell office:value-type="float" office:value="0.583416" calcext:value-type="float">
            <text:p>0.583416</text:p>
          </table:table-cell>
          <table:table-cell office:value-type="float" office:value="0.583775" calcext:value-type="float">
            <text:p>0.583775</text:p>
          </table:table-cell>
          <table:table-cell office:value-type="float" office:value="0.578327" calcext:value-type="float">
            <text:p>0.578327</text:p>
          </table:table-cell>
          <table:table-cell office:value-type="float" office:value="0.592148" calcext:value-type="float">
            <text:p>0.592148</text:p>
          </table:table-cell>
          <table:table-cell office:value-type="float" office:value="0.599214" calcext:value-type="float">
            <text:p>0.599214</text:p>
          </table:table-cell>
        </table:table-row>
        <table:table-row table:style-name="ro1">
          <table:table-cell/>
          <table:table-cell office:value-type="float" office:value="1.10397" calcext:value-type="float">
            <text:p>1.10397</text:p>
          </table:table-cell>
          <table:table-cell office:value-type="float" office:value="1.16843" calcext:value-type="float">
            <text:p>1.16843</text:p>
          </table:table-cell>
          <table:table-cell office:value-type="float" office:value="0.601168" calcext:value-type="float">
            <text:p>0.601168</text:p>
          </table:table-cell>
          <table:table-cell office:value-type="float" office:value="0.584087" calcext:value-type="float">
            <text:p>0.584087</text:p>
          </table:table-cell>
          <table:table-cell office:value-type="float" office:value="0.555206" calcext:value-type="float">
            <text:p>0.555206</text:p>
          </table:table-cell>
          <table:table-cell office:value-type="float" office:value="0.645404" calcext:value-type="float">
            <text:p>0.645404</text:p>
          </table:table-cell>
          <table:table-cell office:value-type="float" office:value="0.604178" calcext:value-type="float">
            <text:p>0.604178</text:p>
          </table:table-cell>
          <table:table-cell office:value-type="float" office:value="0.566803" calcext:value-type="float">
            <text:p>0.566803</text:p>
          </table:table-cell>
        </table:table-row>
        <table:table-row table:style-name="ro1">
          <table:table-cell/>
          <table:table-cell office:value-type="float" office:value="1.1011" calcext:value-type="float">
            <text:p>1.1011</text:p>
          </table:table-cell>
          <table:table-cell office:value-type="float" office:value="1.16554" calcext:value-type="float">
            <text:p>1.16554</text:p>
          </table:table-cell>
          <table:table-cell office:value-type="float" office:value="0.592245" calcext:value-type="float">
            <text:p>0.592245</text:p>
          </table:table-cell>
          <table:table-cell office:value-type="float" office:value="0.650727" calcext:value-type="float">
            <text:p>0.650727</text:p>
          </table:table-cell>
          <table:table-cell office:value-type="float" office:value="0.55889" calcext:value-type="float">
            <text:p>0.55889</text:p>
          </table:table-cell>
          <table:table-cell office:value-type="float" office:value="0.579869" calcext:value-type="float">
            <text:p>0.579869</text:p>
          </table:table-cell>
          <table:table-cell office:value-type="float" office:value="0.628369" calcext:value-type="float">
            <text:p>0.628369</text:p>
          </table:table-cell>
          <table:table-cell office:value-type="float" office:value="0.570741" calcext:value-type="float">
            <text:p>0.570741</text:p>
          </table:table-cell>
        </table:table-row>
        <table:table-row table:style-name="ro1">
          <table:table-cell/>
          <table:table-cell office:value-type="float" office:value="1.09819" calcext:value-type="float">
            <text:p>1.09819</text:p>
          </table:table-cell>
          <table:table-cell office:value-type="float" office:value="1.13398" calcext:value-type="float">
            <text:p>1.13398</text:p>
          </table:table-cell>
          <table:table-cell office:value-type="float" office:value="0.593549" calcext:value-type="float">
            <text:p>0.593549</text:p>
          </table:table-cell>
          <table:table-cell office:value-type="float" office:value="0.589923" calcext:value-type="float">
            <text:p>0.589923</text:p>
          </table:table-cell>
          <table:table-cell office:value-type="float" office:value="0.557324" calcext:value-type="float">
            <text:p>0.557324</text:p>
          </table:table-cell>
          <table:table-cell office:value-type="float" office:value="0.581955" calcext:value-type="float">
            <text:p>0.581955</text:p>
          </table:table-cell>
          <table:table-cell office:value-type="float" office:value="0.596754" calcext:value-type="float">
            <text:p>0.596754</text:p>
          </table:table-cell>
          <table:table-cell office:value-type="float" office:value="0.581962" calcext:value-type="float">
            <text:p>0.581962</text:p>
          </table:table-cell>
        </table:table-row>
        <table:table-row table:style-name="ro1">
          <table:table-cell/>
          <table:table-cell office:value-type="float" office:value="1.09844" calcext:value-type="float">
            <text:p>1.09844</text:p>
          </table:table-cell>
          <table:table-cell office:value-type="float" office:value="1.15451" calcext:value-type="float">
            <text:p>1.15451</text:p>
          </table:table-cell>
          <table:table-cell office:value-type="float" office:value="0.593018" calcext:value-type="float">
            <text:p>0.593018</text:p>
          </table:table-cell>
          <table:table-cell office:value-type="float" office:value="0.604471" calcext:value-type="float">
            <text:p>0.604471</text:p>
          </table:table-cell>
          <table:table-cell office:value-type="float" office:value="0.566752" calcext:value-type="float">
            <text:p>0.566752</text:p>
          </table:table-cell>
          <table:table-cell office:value-type="float" office:value="0.67003" calcext:value-type="float">
            <text:p>0.67003</text:p>
          </table:table-cell>
          <table:table-cell office:value-type="float" office:value="0.620136" calcext:value-type="float">
            <text:p>0.620136</text:p>
          </table:table-cell>
          <table:table-cell office:value-type="float" office:value="0.565043" calcext:value-type="float">
            <text:p>0.56504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52])" office:value-type="float" office:value="1.1019924" calcext:value-type="float">
            <text:p>1.1019924</text:p>
          </table:table-cell>
          <table:table-cell table:formula="of:=AVERAGE([.C3:.C52])" office:value-type="float" office:value="1.168518" calcext:value-type="float">
            <text:p>1.168518</text:p>
          </table:table-cell>
          <table:table-cell table:formula="of:=AVERAGE([.D3:.D52])" office:value-type="float" office:value="0.59684358" calcext:value-type="float">
            <text:p>0.59684358</text:p>
          </table:table-cell>
          <table:table-cell table:formula="of:=AVERAGE([.E3:.E52])" office:value-type="float" office:value="0.64566532" calcext:value-type="float">
            <text:p>0.64566532</text:p>
          </table:table-cell>
          <table:table-cell table:formula="of:=AVERAGE([.F3:.F52])" office:value-type="float" office:value="0.57498054" calcext:value-type="float">
            <text:p>0.57498054</text:p>
          </table:table-cell>
          <table:table-cell table:formula="of:=AVERAGE([.G3:.G52])" office:value-type="float" office:value="0.60760008" calcext:value-type="float">
            <text:p>0.60760008</text:p>
          </table:table-cell>
          <table:table-cell table:formula="of:=AVERAGE([.H3:.H52])" office:value-type="float" office:value="0.60732348" calcext:value-type="float">
            <text:p>0.60732348</text:p>
          </table:table-cell>
          <table:table-cell table:formula="of:=AVERAGE([.I3:.I52])" office:value-type="float" office:value="0.59292478" calcext:value-type="float">
            <text:p>0.59292478</text:p>
          </table:table-cell>
        </table:table-row>
        <table:table-row table:style-name="ro1">
          <table:table-cell office:value-type="string" calcext:value-type="string">
            <text:p>disperse</text:p>
          </table:table-cell>
          <table:table-cell table:formula="of:=STDEV([.B3:.B52])" office:value-type="float" office:value="0.00488775544663627" calcext:value-type="float">
            <text:p>0.0048877554</text:p>
          </table:table-cell>
          <table:table-cell table:formula="of:=STDEV([.C3:.C52])" office:value-type="float" office:value="0.0618828237354227" calcext:value-type="float">
            <text:p>0.0618828237</text:p>
          </table:table-cell>
          <table:table-cell table:formula="of:=STDEV([.D3:.D52])" office:value-type="float" office:value="0.00836509326122427" calcext:value-type="float">
            <text:p>0.0083650933</text:p>
          </table:table-cell>
          <table:table-cell table:formula="of:=STDEV([.E3:.E52])" office:value-type="float" office:value="0.11612214094254" calcext:value-type="float">
            <text:p>0.1161221409</text:p>
          </table:table-cell>
          <table:table-cell table:formula="of:=STDEV([.F3:.F52])" office:value-type="float" office:value="0.0847708612651849" calcext:value-type="float">
            <text:p>0.0847708613</text:p>
          </table:table-cell>
          <table:table-cell table:formula="of:=STDEV([.G3:.G52])" office:value-type="float" office:value="0.0755965426468482" calcext:value-type="float">
            <text:p>0.0755965426</text:p>
          </table:table-cell>
          <table:table-cell table:formula="of:=STDEV([.H3:.H52])" office:value-type="float" office:value="0.0176936919166817" calcext:value-type="float">
            <text:p>0.0176936919</text:p>
          </table:table-cell>
          <table:table-cell table:formula="of:=STDEV([.I3:.I52])" office:value-type="float" office:value="0.0411664064183357" calcext:value-type="float">
            <text:p>0.0411664064</text:p>
          </table:table-cell>
        </table:table-row>
        <table:table-row table:style-name="ro1">
          <table:table-cell office:value-type="string" calcext:value-type="string">
            <text:p>матожидние</text:p>
          </table:table-cell>
          <table:table-cell table:formula="of:=CONFIDENCE(0.05;[.B56];50)" office:value-type="float" office:value="0.00135479179319583" calcext:value-type="float">
            <text:p>0.0013547918</text:p>
          </table:table-cell>
          <table:table-cell table:formula="of:=CONFIDENCE(0.05;[.C56];50)" office:value-type="float" office:value="0.0171527284152959" calcext:value-type="float">
            <text:p>0.0171527284</text:p>
          </table:table-cell>
          <table:table-cell table:formula="of:=CONFIDENCE(0.05;[.D56];50)" office:value-type="float" office:value="0.00231864294835448" calcext:value-type="float">
            <text:p>0.0023186429</text:p>
          </table:table-cell>
          <table:table-cell table:formula="of:=CONFIDENCE(0.05;[.E56];50)" office:value-type="float" office:value="0.0321868238447878" calcext:value-type="float">
            <text:p>0.0321868238</text:p>
          </table:table-cell>
          <table:table-cell table:formula="of:=CONFIDENCE(0.05;[.F56];50)" office:value-type="float" office:value="0.0234968521641671" calcext:value-type="float">
            <text:p>0.0234968522</text:p>
          </table:table-cell>
          <table:table-cell table:formula="of:=CONFIDENCE(0.05;[.G56];50)" office:value-type="float" office:value="0.0209539075123761" calcext:value-type="float">
            <text:p>0.0209539075</text:p>
          </table:table-cell>
          <table:table-cell table:formula="of:=CONFIDENCE(0.05;[.H56];50)" office:value-type="float" office:value="0.00490435105883884" calcext:value-type="float">
            <text:p>0.0049043511</text:p>
          </table:table-cell>
          <table:table-cell table:formula="of:=CONFIDENCE(0.05;[.I56];50)" office:value-type="float" office:value="0.0114105360179809" calcext:value-type="float">
            <text:p>0.0114105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6:53:44.779169938</meta:creation-date>
    <dc:date>2018-05-23T11:42:53.865785419</dc:date>
    <meta:editing-duration>PT22M48S</meta:editing-duration>
    <meta:editing-cycles>3</meta:editing-cycles>
    <meta:generator>LibreOffice/5.1.6.2$Linux_X86_64 LibreOffice_project/10m0$Build-2</meta:generator>
    <meta:document-statistic meta:table-count="1" meta:cell-count="439" meta:object-count="0"/>
  </office:meta>
</office:document-meta>
</file>